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T1" style:family="text">
      <style:text-properties fo:language="el" fo:country="G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<text:span text:style-name="T1">Προσομοίωση μοριακών νεφών</text:span></text:p>
          </draw:text-box>
        </draw:frame>
        <draw:frame presentation:style-name="pr2" draw:text-style-name="P1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6T14:26:06.894100436</meta:creation-date>
    <meta:editing-duration>PT6M6S</meta:editing-duration>
    <meta:editing-cycles>2</meta:editing-cycles>
    <meta:generator>LibreOffice/5.3.1.2$Linux_X86_64 LibreOffice_project/30m0$Build-2</meta:generator>
    <dc:date>2017-06-26T14:32:12.308914164</dc:date>
    <meta:document-statistic meta:object-count="4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